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31000000267C0F7D2780F65EE4.png" manifest:media-type="image/png"/>
  <manifest:file-entry manifest:full-path="Pictures/100002010000000A0000005E43215DE03DE74AD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78cm" svg:y1="14.659cm" svg:x2="11.678cm" svg:y2="15.659cm">
            <text:p/>
          </draw:line>
          <draw:frame draw:style-name="gr2" draw:text-style-name="P3" draw:layer="layout" svg:width="0.5cm" svg:height="0.5cm" svg:x="9.468cm" svg:y="14.809cm">
            <draw:text-box>
              <text:p text:style-name="P2"><text:span text:style-name="T1"><text:s/></text:span><text:span text:style-name="T1">d</text:span></text:p>
            </draw:text-box>
          </draw:frame>
          <draw:g>
            <draw:line draw:style-name="gr1" draw:text-style-name="P1" draw:layer="layout" svg:x1="11.228cm" svg:y1="14.459cm" svg:x2="11.178cm" svg:y2="14.509cm">
              <text:p/>
            </draw:line>
            <draw:line draw:style-name="gr1" draw:text-style-name="P1" draw:layer="layout" svg:x1="11.228cm" svg:y1="14.509cm" svg:x2="11.178cm" svg:y2="14.459cm">
              <text:p/>
            </draw:line>
          </draw:g>
          <draw:frame draw:style-name="gr2" draw:text-style-name="P4" draw:layer="layout" svg:width="0.292cm" svg:height="0.5cm" svg:x="11.013cm" svg:y="14.008cm">
            <draw:text-box>
              <text:p text:style-name="P2"><text:span text:style-name="T2">P</text:span></text:p>
            </draw:text-box>
          </draw:frame>
          <draw:frame draw:style-name="gr3" draw:text-style-name="P5" draw:layer="layout" svg:width="0.085cm" svg:height="0.795cm" draw:transform="rotate (1.63327911401629) translate (9.599cm 16.01cm)">
            <draw:image xlink:href="Pictures/100002010000000A0000005E43215DE03DE74AD1.png" xlink:type="simple" xlink:show="embed" xlink:actuate="onLoad">
              <text:p/>
            </draw:image>
          </draw:frame>
          <draw:line draw:style-name="gr1" draw:text-style-name="P1" draw:layer="layout" svg:x1="11.27cm" svg:y1="14.362cm" svg:x2="10.312cm" svg:y2="16.197cm">
            <text:p/>
          </draw:line>
          <draw:frame draw:style-name="gr3" draw:text-style-name="P5" draw:layer="layout" svg:width="2.583cm" svg:height="0.322cm" draw:transform="rotate (1.08943451909486) translate (10.422cm 16.01cm)">
            <draw:image xlink:href="Pictures/1000020100000131000000267C0F7D2780F65EE4.png" xlink:type="simple" xlink:show="embed" xlink:actuate="onLoad">
              <text:p/>
            </draw:image>
          </draw:frame>
          <draw:line draw:style-name="gr1" draw:text-style-name="P1" draw:layer="layout" svg:x1="10.48cm" svg:y1="15.995cm" svg:x2="10.38cm" svg:y2="15.945cm">
            <text:p/>
          </draw:line>
          <draw:rect draw:style-name="gr4" draw:text-style-name="P6" draw:layer="layout" svg:width="0.204cm" svg:height="0.202cm" draw:transform="skewX (-0.00994837673636769) rotate (1.09152891419725) translate (10.637cm 15.137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6:29.097824780</meta:creation-date>
    <dc:date>2018-04-10T14:36:58.020813691</dc:date>
    <meta:editing-duration>PT29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